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2cm" draw:marker-end-width="0.322cm" draw:fill-color="#ffffff" draw:textarea-horizontal-align="justify" draw:textarea-vertical-align="middle" draw:auto-grow-height="false" fo:min-height="3.052cm" fo:min-width="8.517cm" fo:padding-top="0.166cm" fo:padding-bottom="0.166cm" fo:padding-left="0.291cm" fo:padding-right="0.291cm"/>
      <style:paragraph-properties style:writing-mode="lr-tb"/>
    </style:style>
    <style:style style:name="gr2" style:family="graphic" style:parent-style-name="standard">
      <style:graphic-properties svg:stroke-width="0.081cm" svg:stroke-color="#1c1c1c" draw:marker-start-width="0.322cm" draw:marker-end-width="0.322cm" draw:fill-color="#ffffff" draw:textarea-horizontal-align="justify" draw:textarea-vertical-align="middle" draw:auto-grow-height="false" fo:min-height="1.817cm" fo:min-width="1.567cm" fo:padding-top="0.166cm" fo:padding-bottom="0.166cm" fo:padding-left="0.291cm" fo:padding-right="0.291cm"/>
      <style:paragraph-properties style:writing-mode="lr-tb"/>
    </style:style>
    <style:style style:name="gr3" style:family="graphic" style:parent-style-name="objectwithoutfill">
      <style:graphic-properties svg:stroke-width="0.081cm" svg:stroke-color="#1c1c1c" draw:marker-start-width="0.322cm" draw:marker-end-width="0.322cm" draw:fill="solid" draw:fill-color="#ffffff" draw:textarea-vertical-align="middle" fo:padding-top="0.166cm" fo:padding-bottom="0.166cm" fo:padding-left="0.291cm" fo:padding-right="0.291cm"/>
    </style:style>
    <style:style style:name="gr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368cm" fo:min-width="3.901cm" fo:padding-top="0.165cm" fo:padding-bottom="0.165cm" fo:padding-left="0.29cm" fo:padding-right="0.29cm"/>
    </style:style>
    <style:style style:name="gr5" style:family="graphic" style:parent-style-name="standard">
      <style:graphic-properties svg:stroke-color="#2a6099" draw:fill-color="#2a6099" draw:textarea-horizontal-align="justify" draw:textarea-vertical-align="middle" draw:auto-grow-height="false" fo:min-height="1.097cm" fo:min-width="0.847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379cm" fo:min-width="0.129cm"/>
    </style:style>
    <style:style style:name="gr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288cm" fo:min-width="3.821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925cm" fo:min-width="6.866cm" fo:padding-top="0.165cm" fo:padding-bottom="0.165cm" fo:padding-left="0.29cm" fo:padding-right="0.29cm"/>
      <style:paragraph-properties style:writing-mode="lr-tb"/>
    </style:style>
    <style:style style:name="gr9" style:family="graphic" style:parent-style-name="objectwithoutfill">
      <style:graphic-properties svg:stroke-width="0.081cm" svg:stroke-color="#1c1c1c" draw:marker-start-width="0.321cm" draw:marker-end-width="0.321cm" draw:fill="solid" draw:fill-color="#ffffff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909cm" fo:min-width="14.994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829cm" fo:min-width="17.565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1c1c1c" draw:marker-start-width="0.321cm" draw:marker-end-width="0.321cm" draw:fill-color="#ffdbb6" draw:textarea-horizontal-align="justify" draw:textarea-vertical-align="middle" draw:auto-grow-height="false" fo:min-height="1.829cm" fo:min-width="17.565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4.126cm" fo:min-width="17.565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1c1c1c" draw:marker-start-width="0.321cm" draw:marker-end-width="0.321cm" draw:fill-color="#ffdbb6" draw:textarea-horizontal-align="justify" draw:textarea-vertical-align="middle" draw:auto-grow-height="false" fo:min-height="3.185cm" fo:min-width="17.565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241cm" fo:min-width="3.658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943cm" fo:min-width="3.36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845cm" fo:min-width="2.626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3.371cm" fo:min-width="3.152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782cm" fo:min-width="21.852cm" fo:padding-top="0.165cm" fo:padding-bottom="0.165cm" fo:padding-left="0.29cm" fo:padding-right="0.29cm"/>
      <style:paragraph-properties style:writing-mode="lr-tb"/>
    </style:style>
    <style:style style:name="gr21" style:family="graphic" style:parent-style-name="objectwithoutfill">
      <style:graphic-properties svg:stroke-width="0.081cm" svg:stroke-color="#1c1c1c" draw:marker-start="Arrow" draw:marker-start-width="0.4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655cm" fo:min-width="4.199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9.529cm" fo:min-width="6.485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469cm" fo:min-width="4.521cm" fo:padding-top="0.165cm" fo:padding-bottom="0.165cm" fo:padding-left="0.29cm" fo:padding-right="0.29cm"/>
      <style:paragraph-properties style:writing-mode="lr-tb"/>
    </style:style>
    <style:style style:name="gr25" style:family="graphic" style:parent-style-name="objectwithoutfill">
      <style:graphic-properties svg:stroke-width="0.081cm" svg:stroke-color="#1c1c1c" draw:marker-start-width="0.3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829cm" fo:min-width="14.914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1.829cm" fo:min-width="14.914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color="#ffb66c" draw:fill-color="#ffb66c" draw:textarea-horizontal-align="justify" draw:textarea-vertical-align="bottom" draw:auto-grow-height="false" fo:min-height="6.608cm" fo:min-width="9.66cm"/>
      <style:paragraph-properties style:writing-mode="lr-tb"/>
    </style:style>
    <style:style style:name="gr2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321cm" fo:min-width="3.484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999cm" fo:min-width="2.813cm" fo:padding-top="0.165cm" fo:padding-bottom="0.165cm" fo:padding-left="0.29cm" fo:padding-right="0.29cm"/>
      <style:paragraph-properties style:writing-mode="lr-tb"/>
    </style:style>
    <style:style style:name="gr3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164cm" fo:min-width="3.819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2a6099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dbb6"/>
      <style:paragraph-properties fo:text-align="center"/>
    </style:style>
    <style:style style:name="P12" style:family="paragraph">
      <loext:graphic-properties draw:fill-color="#ffb66c"/>
      <style:paragraph-properties fo:text-align="center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-color="#ffb66c"/>
      <style:paragraph-properties fo:text-align="center"/>
      <style:text-properties fo:font-size="18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9.017cm" svg:height="3.302cm" svg:x="-4.492cm" svg:y="1.286cm">
          <draw:glue-point draw:id="4" svg:x="5cm" svg:y="5.003cm"/>
          <text:p text:style-name="P1">Is there a generic application<text:line-break/>architecture that can act as a<text:line-break/>template for the system that is<text:line-break/>being designed?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9.017cm" svg:height="3.302cm" svg:x="6.508cm" svg:y="1.286cm">
          <text:p text:style-name="P1">How will the system be<text:line-break/>distributed across hardware<text:line-break/>cores or processors?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9.017cm" svg:height="3.302cm" svg:x="17.508cm" svg:y="1.286cm">
          <draw:glue-point draw:id="4" svg:x="-5.001cm" svg:y="5.003cm"/>
          <text:p text:style-name="P1">What architectural patterns or<text:line-break/>styles might be used?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9.017cm" svg:height="3.302cm" svg:x="-4.492cm" svg:y="8.286cm">
          <text:p text:style-name="P1">What will be the fundamental<text:line-break/>approach used to structure<text:line-break/>the system?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9.017cm" svg:height="3.302cm" svg:x="-4.492cm" svg:y="15.286cm">
          <draw:glue-point draw:id="4" svg:x="5cm" svg:y="-5.003cm"/>
          <text:p text:style-name="P1">How will the structural<text:line-break/>components in the system be<text:line-break/>decomposed into<text:line-break/>sub-components?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9.017cm" svg:height="3.302cm" svg:x="6.508cm" svg:y="15.286cm">
          <text:p text:style-name="P1">What architectural organization<text:line-break/>is best for delivering the<text:line-break/>non-functional requirements<text:line-break/>of the system?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9.017cm" svg:height="3.302cm" svg:x="17.508cm" svg:y="15.286cm">
          <draw:glue-point draw:id="4" svg:x="-5.001cm" svg:y="-5.003cm"/>
          <text:p text:style-name="P1">How should the architecture<text:line-break/>of the system be<text:line-break/>documented?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9.017cm" svg:height="3.302cm" svg:x="17.508cm" svg:y="8.286cm">
          <text:p text:style-name="P1">What strategy will be used to<text:line-break/>control the operation of the<text:line-break/>components in the system?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2.921cm" svg:height="2.921cm" svg:x="9.556cm" svg:y="8.477cm">
          <text:p text:style-name="P3"><text:span text:style-name="T1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4.525cm" svg:y1="9.937cm" svg:x2="9.556cm" svg:y2="9.938cm" draw:start-shape="id1" draw:start-glue-point="1" draw:end-shape="id2" draw:end-glue-point="6" svg:d="M4525 9937l5031 1" svg:viewBox="0 0 5032 2">
          <text:p/>
        </draw:connector>
        <draw:connector draw:style-name="gr3" draw:text-style-name="P5" draw:layer="layout" draw:type="line" svg:x1="12.477cm" svg:y1="9.938cm" svg:x2="17.508cm" svg:y2="9.937cm" draw:start-shape="id2" draw:start-glue-point="10" draw:end-shape="id3" draw:end-glue-point="3" svg:d="M12477 9938l5031-1" svg:viewBox="0 0 5032 2">
          <text:p/>
        </draw:connector>
        <draw:connector draw:style-name="gr3" draw:text-style-name="P5" draw:layer="layout" draw:type="line" svg:x1="11.016cm" svg:y1="15.286cm" svg:x2="11.017cm" svg:y2="11.398cm" draw:start-shape="id4" draw:start-glue-point="0" draw:end-shape="id2" draw:end-glue-point="8" svg:d="M11016 15286l1-3888" svg:viewBox="0 0 2 3889">
          <text:p/>
        </draw:connector>
        <draw:connector draw:style-name="gr3" draw:text-style-name="P5" draw:layer="layout" draw:type="line" svg:x1="11.017cm" svg:y1="8.477cm" svg:x2="11.016cm" svg:y2="4.588cm" draw:start-shape="id2" draw:start-glue-point="4" draw:end-shape="id5" draw:end-glue-point="2" svg:d="M11017 8477l-1-3889" svg:viewBox="0 0 2 3890">
          <text:p/>
        </draw:connector>
        <draw:connector draw:style-name="gr3" draw:text-style-name="P5" draw:layer="layout" draw:type="line" svg:x1="4.524cm" svg:y1="4.588cm" svg:x2="9.983cm" svg:y2="8.904cm" draw:start-shape="id6" draw:start-glue-point="4" draw:end-shape="id2" draw:end-glue-point="5" svg:d="M4524 4588l5459 4316" svg:viewBox="0 0 5460 4317">
          <text:p/>
        </draw:connector>
        <draw:connector draw:style-name="gr3" draw:text-style-name="P5" draw:layer="layout" draw:type="line" svg:x1="12.05cm" svg:y1="8.904cm" svg:x2="17.508cm" svg:y2="4.588cm" draw:start-shape="id2" draw:start-glue-point="11" draw:end-shape="id7" draw:end-glue-point="4" svg:d="M12050 8904l5458-4316" svg:viewBox="0 0 5459 4317">
          <text:p/>
        </draw:connector>
        <draw:connector draw:style-name="gr3" draw:text-style-name="P5" draw:layer="layout" draw:type="line" svg:x1="12.05cm" svg:y1="10.971cm" svg:x2="17.508cm" svg:y2="15.286cm" draw:start-shape="id2" draw:start-glue-point="9" draw:end-shape="id8" draw:end-glue-point="4" svg:d="M12050 10971l5458 4315" svg:viewBox="0 0 5459 4316">
          <text:p/>
        </draw:connector>
        <draw:connector draw:style-name="gr3" draw:text-style-name="P5" draw:layer="layout" draw:type="line" svg:x1="9.983cm" svg:y1="10.971cm" svg:x2="4.524cm" svg:y2="15.286cm" draw:start-shape="id2" draw:start-glue-point="7" draw:end-shape="id9" draw:end-glue-point="4" svg:d="M9983 10971l-5459 4315" svg:viewBox="0 0 5460 4316">
          <text:p/>
        </draw:connector>
      </draw:page>
      <draw:page draw:name="page2" draw:style-name="dp1" draw:master-page-name="Default">
        <draw:custom-shape draw:style-name="gr4" draw:text-style-name="P6" xml:id="id10" draw:id="id10" draw:layer="layout" svg:width="6.223cm" svg:height="2.286cm" svg:x="1.381cm" svg:y="1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905cm" svg:height="1.905cm" svg:x="3.54cm" svg:y="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89cm" svg:height="0.889cm" svg:x="4.048cm" svg:y="2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14" draw:id="id14" draw:layer="layout" svg:width="6.223cm" svg:height="2.286cm" svg:x="14.381cm" svg:y="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905cm" svg:height="1.905cm" svg:x="16.54cm" svg:y="1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89cm" svg:height="0.889cm" svg:x="17.048cm" svg:y="2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12" draw:id="id12" draw:layer="layout" svg:width="6.223cm" svg:height="2.286cm" svg:x="1.381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905cm" svg:height="1.905cm" svg:x="3.54cm" svg:y="11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89cm" svg:height="0.889cm" svg:x="4.048cm" svg:y="12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13" draw:id="id13" draw:layer="layout" svg:width="6.223cm" svg:height="2.286cm" svg:x="14.381cm" svg:y="11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905cm" svg:height="1.905cm" svg:x="16.54cm" svg:y="11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889cm" svg:height="0.889cm" svg:x="17.048cm" svg:y="12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11" draw:id="id11" draw:layer="layout" svg:width="7.366cm" svg:height="3.175cm" svg:x="7.377cm" svg:y="5.985cm">
          <draw:glue-point draw:id="4" svg:x="5.001cm" svg:y="-5.004cm"/>
          <draw:glue-point draw:id="5" svg:x="5.001cm" svg:y="5.001cm"/>
          <draw:glue-point draw:id="6" svg:x="-5.001cm" svg:y="5.001cm"/>
          <draw:glue-point draw:id="7" svg:x="-5.001cm" svg:y="-5.004cm"/>
          <text:p text:style-name="P3">System<text:line-break/>architecture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4.493cm" svg:y1="3.715cm" svg:x2="7.377cm" svg:y2="5.985cm" draw:start-shape="id10" draw:start-glue-point="8" draw:end-shape="id11" draw:end-glue-point="7" svg:d="M4493 3715l2884 2270" svg:viewBox="0 0 2885 2271">
          <text:p/>
        </draw:connector>
        <draw:connector draw:style-name="gr9" draw:text-style-name="P5" draw:layer="layout" draw:type="line" svg:x1="4.493cm" svg:y1="11.43cm" svg:x2="7.377cm" svg:y2="9.159cm" draw:start-shape="id12" draw:start-glue-point="4" draw:end-shape="id11" draw:end-glue-point="6" svg:d="M4493 11430l2884-2271" svg:viewBox="0 0 2885 2272">
          <text:p/>
        </draw:connector>
        <draw:connector draw:style-name="gr9" draw:text-style-name="P5" draw:layer="layout" draw:type="line" svg:x1="17.493cm" svg:y1="11.431cm" svg:x2="14.743cm" svg:y2="9.159cm" draw:start-shape="id13" draw:start-glue-point="4" draw:end-shape="id11" draw:end-glue-point="5" svg:d="M17493 11431l-2750-2272" svg:viewBox="0 0 2751 2273">
          <text:p/>
        </draw:connector>
        <draw:connector draw:style-name="gr9" draw:text-style-name="P5" draw:layer="layout" draw:type="line" svg:x1="17.493cm" svg:y1="3.716cm" svg:x2="14.743cm" svg:y2="5.985cm" draw:start-shape="id14" draw:start-glue-point="8" draw:end-shape="id11" draw:end-glue-point="4" svg:d="M17493 3716l-2750 2269" svg:viewBox="0 0 2751 2270">
          <text:p/>
        </draw:connector>
        <draw:frame draw:style-name="gr10" draw:text-style-name="P9" draw:layer="layout" svg:width="2.792cm" svg:height="1.673cm" svg:x="16.937cm" svg:y="9.538cm">
          <draw:text-box>
            <text:p text:style-name="P3">Process<text:line-break/>View</text:p>
          </draw:text-box>
        </draw:frame>
        <draw:frame draw:style-name="gr10" draw:text-style-name="P9" draw:layer="layout" svg:width="2.86cm" svg:height="1.673cm" svg:x="16.937cm" svg:y="4.239cm">
          <draw:text-box>
            <text:p text:style-name="P3">Physical<text:line-break/>View</text:p>
          </draw:text-box>
        </draw:frame>
        <draw:frame draw:style-name="gr10" draw:text-style-name="P9" draw:layer="layout" svg:width="4.232cm" svg:height="1.673cm" svg:x="1.337cm" svg:y="9.538cm">
          <draw:text-box>
            <text:p text:style-name="P3">Development<text:line-break/>View</text:p>
          </draw:text-box>
        </draw:frame>
        <draw:frame draw:style-name="gr10" draw:text-style-name="P9" draw:layer="layout" svg:width="2.504cm" svg:height="1.673cm" svg:x="2.237cm" svg:y="4.239cm">
          <draw:text-box>
            <text:p text:style-name="P3">Logical<text:line-break/>View</text:p>
          </draw:text-box>
        </draw:frame>
        <draw:custom-shape draw:style-name="gr11" draw:text-style-name="P6" draw:layer="layout" svg:width="15.494cm" svg:height="2.159cm" svg:x="2.445cm" svg:y="15.859cm">
          <text:p text:style-name="P3">User Interf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5.494cm" svg:height="2.159cm" svg:x="2.445cm" svg:y="18.859cm">
          <text:p text:style-name="P3">User Interface management<text:line-break/>Authentication and authoriz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5.494cm" svg:height="2.159cm" svg:x="2.445cm" svg:y="21.859cm">
          <text:p text:style-name="P3">Core business logic/application functionality<text:line-break/>System utilities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5.494cm" svg:height="2.159cm" svg:x="2.445cm" svg:y="24.859cm">
          <text:p text:style-name="P3">System support (OS, database, etc.)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12" draw:text-style-name="P6" draw:layer="layout" svg:width="18.145cm" svg:height="2.159cm" svg:x="2.445cm" svg:y="1.859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8.778cm" svg:height="0.962cm" svg:x="3.013cm" svg:y="2.457cm">
          <draw:text-box>
            <text:p>Browser-based user interface</text:p>
          </draw:text-box>
        </draw:frame>
        <draw:frame draw:style-name="gr10" draw:text-style-name="P10" draw:layer="layout" svg:width="3.491cm" svg:height="0.962cm" svg:x="15.413cm" svg:y="2.457cm">
          <draw:text-box>
            <text:p>iLearn app</text:p>
          </draw:text-box>
        </draw:frame>
        <draw:custom-shape draw:style-name="gr13" draw:text-style-name="P11" draw:layer="layout" svg:width="18.145cm" svg:height="2.159cm" svg:x="2.445cm" svg:y="5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4.198cm" svg:height="1.673cm" svg:x="3.183cm" svg:y="6.102cm">
          <draw:text-box>
            <text:p text:style-name="P3">Group<text:line-break/>management</text:p>
          </draw:text-box>
        </draw:frame>
        <draw:frame draw:style-name="gr10" draw:text-style-name="P9" draw:layer="layout" svg:width="4.198cm" svg:height="1.673cm" svg:x="9.418cm" svg:y="6.102cm">
          <draw:text-box>
            <text:p text:style-name="P3">Application<text:line-break/>management</text:p>
          </draw:text-box>
        </draw:frame>
        <draw:frame draw:style-name="gr10" draw:text-style-name="P9" draw:layer="layout" svg:width="4.198cm" svg:height="1.673cm" svg:x="15.483cm" svg:y="6.102cm">
          <draw:text-box>
            <text:p text:style-name="P3">Identify<text:line-break/>management</text:p>
          </draw:text-box>
        </draw:frame>
        <draw:frame draw:style-name="gr10" draw:text-style-name="P10" draw:layer="layout" svg:width="6.767cm" svg:height="0.962cm" svg:x="2.651cm" svg:y="4.736cm">
          <draw:text-box>
            <text:p>Configuration services</text:p>
          </draw:text-box>
        </draw:frame>
        <draw:custom-shape draw:style-name="gr14" draw:text-style-name="P6" draw:layer="layout" svg:width="18.145cm" svg:height="4.456cm" svg:x="2.434cm" svg:y="9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6.098cm" svg:height="0.962cm" svg:x="2.651cm" svg:y="8.756cm">
          <draw:text-box>
            <text:p>Application services</text:p>
          </draw:text-box>
        </draw:frame>
        <draw:frame draw:style-name="gr10" draw:text-style-name="P9" draw:layer="layout" svg:width="18.104cm" svg:height="0.962cm" svg:x="2.454cm" svg:y="10.326cm">
          <draw:text-box>
            <text:p text:style-name="P3">Email <text:s text:c="3"/>Messaging <text:s text:c="3"/>Video conferencing <text:s text:c="3"/>Newspaper archive</text:p>
          </draw:text-box>
        </draw:frame>
        <draw:frame draw:style-name="gr10" draw:text-style-name="P9" draw:layer="layout" svg:width="18.163cm" svg:height="0.962cm" svg:x="2.425cm" svg:y="11.526cm">
          <draw:text-box>
            <text:p text:style-name="P3">Word processing <text:s text:c="2"/>Simulation <text:s text:c="2"/>Video storage <text:s text:c="2"/>Resource finder</text:p>
          </draw:text-box>
        </draw:frame>
        <draw:frame draw:style-name="gr10" draw:text-style-name="P9" draw:layer="layout" svg:width="17.219cm" svg:height="0.962cm" svg:x="2.897cm" svg:y="12.781cm">
          <draw:text-box>
            <text:p text:style-name="P3">Spreadsheet <text:s text:c="2"/>Virtual learning environment <text:s text:c="2"/>History archive</text:p>
          </draw:text-box>
        </draw:frame>
        <draw:custom-shape draw:style-name="gr15" draw:text-style-name="P11" draw:layer="layout" svg:width="18.145cm" svg:height="3.515cm" svg:x="2.434cm" svg:y="1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4.553cm" svg:height="0.962cm" svg:x="2.651cm" svg:y="14.777cm">
          <draw:text-box>
            <text:p>Utility services</text:p>
          </draw:text-box>
        </draw:frame>
        <draw:frame draw:style-name="gr10" draw:text-style-name="P9" draw:layer="layout" svg:width="4.515cm" svg:height="2.384cm" svg:x="2.74cm" svg:y="16.42cm">
          <draw:text-box>
            <text:p text:style-name="P3">Authentication<text:line-break/></text:p>
            <text:p text:style-name="P3">User storage</text:p>
          </draw:text-box>
        </draw:frame>
        <draw:frame draw:style-name="gr10" draw:text-style-name="P9" draw:layer="layout" svg:width="7.114cm" svg:height="2.384cm" svg:x="7.949cm" svg:y="16.42cm">
          <draw:text-box>
            <text:p text:style-name="P3">Logging and monitoring<text:line-break/></text:p>
            <text:p text:style-name="P3">Application storage</text:p>
          </draw:text-box>
        </draw:frame>
        <draw:frame draw:style-name="gr10" draw:text-style-name="P9" draw:layer="layout" svg:width="3.461cm" svg:height="2.384cm" svg:x="16.442cm" svg:y="16.42cm">
          <draw:text-box>
            <text:p text:style-name="P3">Interfacing<text:line-break/></text:p>
            <text:p text:style-name="P3">Search</text:p>
          </draw:text-box>
        </draw:frame>
      </draw:page>
      <draw:page draw:name="page4" draw:style-name="dp1" draw:master-page-name="Default">
        <draw:custom-shape draw:style-name="gr16" draw:text-style-name="P6" xml:id="id16" draw:id="id16" draw:layer="layout" svg:width="4.318cm" svg:height="1.651cm" svg:x="-0.392cm" svg:y="1.699cm">
          <text:p text:style-name="P3">Client 1</text:p>
          <draw:enhanced-geometry svg:viewBox="0 0 21600 21600" draw:path-stretchpoint-x="10800" draw:path-stretchpoint-y="10800" draw:text-areas="?f3 ?f4 ?f5 ?f6" draw:type="round-rectangle" draw:modifiers="10263.9225181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xml:id="id17" draw:id="id17" draw:layer="layout" svg:width="4.318cm" svg:height="1.651cm" svg:x="5.577cm" svg:y="1.699cm">
          <text:p text:style-name="P3">Client 2</text:p>
          <draw:enhanced-geometry svg:viewBox="0 0 21600 21600" draw:path-stretchpoint-x="10800" draw:path-stretchpoint-y="10800" draw:text-areas="?f3 ?f4 ?f5 ?f6" draw:type="round-rectangle" draw:modifiers="10263.9225181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xml:id="id18" draw:id="id18" draw:layer="layout" svg:width="4.318cm" svg:height="1.651cm" svg:x="11.673cm" svg:y="1.699cm">
          <text:p text:style-name="P3">Client 3</text:p>
          <draw:enhanced-geometry svg:viewBox="0 0 21600 21600" draw:path-stretchpoint-x="10800" draw:path-stretchpoint-y="10800" draw:text-areas="?f3 ?f4 ?f5 ?f6" draw:type="round-rectangle" draw:modifiers="10263.9225181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xml:id="id19" draw:id="id19" draw:layer="layout" svg:width="4.318cm" svg:height="1.651cm" svg:x="17.642cm" svg:y="1.699cm">
          <text:p text:style-name="P3">Client 4</text:p>
          <draw:enhanced-geometry svg:viewBox="0 0 21600 21600" draw:path-stretchpoint-x="10800" draw:path-stretchpoint-y="10800" draw:text-areas="?f3 ?f4 ?f5 ?f6" draw:type="round-rectangle" draw:modifiers="10263.9225181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xml:id="id23" draw:id="id23" draw:layer="layout" svg:width="4.318cm" svg:height="4.287cm" svg:x="-0.391cm" svg:y="9.599cm">
          <text:p text:style-name="P3">Catalog<text:line-break/>server</text:p>
          <text:p text:style-name="P3"/>
          <text:p text:style-name="P3">Library<text:line-break/>catalog</text:p>
          <draw:enhanced-geometry svg:viewBox="0 0 21600 21600" draw:path-stretchpoint-x="10800" draw:path-stretchpoint-y="10800" draw:text-areas="?f3 ?f4 ?f5 ?f6" draw:type="round-rectangle" draw:modifiers="5727.425373134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xml:id="id22" draw:id="id22" draw:layer="layout" svg:width="4.318cm" svg:height="4.287cm" svg:x="5.578cm" svg:y="9.599cm">
          <text:p text:style-name="P3">Video<text:line-break/>server<text:line-break/><text:line-break/>Film store</text:p>
          <draw:enhanced-geometry svg:viewBox="0 0 21600 21600" draw:path-stretchpoint-x="10800" draw:path-stretchpoint-y="10800" draw:text-areas="?f3 ?f4 ?f5 ?f6" draw:type="round-rectangle" draw:modifiers="5727.425373134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xml:id="id21" draw:id="id21" draw:layer="layout" svg:width="4.318cm" svg:height="4.287cm" svg:x="11.674cm" svg:y="9.599cm">
          <text:p text:style-name="P3">Picture<text:line-break/>server<text:line-break/><text:line-break/>Photo store</text:p>
          <draw:enhanced-geometry svg:viewBox="0 0 21600 21600" draw:path-stretchpoint-x="10800" draw:path-stretchpoint-y="10800" draw:text-areas="?f3 ?f4 ?f5 ?f6" draw:type="round-rectangle" draw:modifiers="5727.425373134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xml:id="id20" draw:id="id20" draw:layer="layout" svg:width="4.318cm" svg:height="4.287cm" svg:x="17.643cm" svg:y="9.599cm">
          <text:p text:style-name="P3">Web<text:line-break/>server<text:line-break/><text:line-break/>Film and<text:line-break/>photo info.</text:p>
          <draw:enhanced-geometry svg:viewBox="0 0 21600 21600" draw:path-stretchpoint-x="10800" draw:path-stretchpoint-y="10800" draw:text-areas="?f3 ?f4 ?f5 ?f6" draw:type="round-rectangle" draw:modifiers="5727.425373134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xml:id="id15" draw:id="id15" draw:layer="layout" svg:width="22.352cm" svg:height="2.032cm" svg:x="-0.392cm" svg:y="5.366cm">
          <draw:glue-point draw:id="4" svg:x="-4.034cm" svg:y="-5cm"/>
          <draw:glue-point draw:id="5" svg:x="-1.363cm" svg:y="-5cm"/>
          <draw:glue-point draw:id="6" svg:x="1.363cm" svg:y="-5cm"/>
          <draw:glue-point draw:id="7" svg:x="4.034cm" svg:y="-5cm"/>
          <draw:glue-point draw:id="8" svg:x="4.034cm" svg:y="5cm"/>
          <draw:glue-point draw:id="9" svg:x="1.363cm" svg:y="5cm"/>
          <draw:glue-point draw:id="10" svg:x="-1.363cm" svg:y="5cm"/>
          <draw:glue-point draw:id="11" svg:x="-4.034cm" svg:y="5cm"/>
          <text:p text:style-name="P3">Internet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1.768cm" svg:y1="5.366cm" svg:x2="1.767cm" svg:y2="3.35cm" draw:start-shape="id15" draw:start-glue-point="4" draw:end-shape="id16" draw:end-glue-point="2" svg:d="M1768 5366l-1-2016" svg:viewBox="0 0 2 2017">
          <text:p/>
        </draw:connector>
        <draw:connector draw:style-name="gr21" draw:text-style-name="P5" draw:layer="layout" draw:type="line" svg:x1="7.738cm" svg:y1="5.366cm" svg:x2="7.736cm" svg:y2="3.35cm" draw:start-shape="id15" draw:start-glue-point="5" draw:end-shape="id17" draw:end-glue-point="2" svg:d="M7738 5366l-2-2016" svg:viewBox="0 0 3 2017">
          <text:p/>
        </draw:connector>
        <draw:connector draw:style-name="gr21" draw:text-style-name="P5" draw:layer="layout" draw:type="line" svg:x1="13.83cm" svg:y1="5.366cm" svg:x2="13.832cm" svg:y2="3.35cm" draw:start-shape="id15" draw:start-glue-point="6" draw:end-shape="id18" draw:end-glue-point="2" svg:d="M13830 5366l2-2016" svg:viewBox="0 0 3 2017">
          <text:p/>
        </draw:connector>
        <draw:connector draw:style-name="gr21" draw:text-style-name="P5" draw:layer="layout" draw:type="line" svg:x1="19.8cm" svg:y1="5.366cm" svg:x2="19.801cm" svg:y2="3.35cm" draw:start-shape="id15" draw:start-glue-point="7" draw:end-shape="id19" draw:end-glue-point="2" svg:d="M19800 5366l1-2016" svg:viewBox="0 0 2 2017">
          <text:p/>
        </draw:connector>
        <draw:connector draw:style-name="gr21" draw:text-style-name="P5" draw:layer="layout" draw:type="line" svg:x1="19.8cm" svg:y1="7.398cm" svg:x2="19.802cm" svg:y2="9.599cm" draw:start-shape="id15" draw:start-glue-point="8" draw:end-shape="id20" draw:end-glue-point="0" svg:d="M19800 7398l2 2201" svg:viewBox="0 0 3 2202">
          <text:p/>
        </draw:connector>
        <draw:connector draw:style-name="gr21" draw:text-style-name="P5" draw:layer="layout" draw:type="line" svg:x1="13.83cm" svg:y1="7.398cm" svg:x2="13.833cm" svg:y2="9.599cm" draw:start-shape="id15" draw:start-glue-point="9" draw:end-shape="id21" draw:end-glue-point="0" svg:d="M13830 7398l3 2201" svg:viewBox="0 0 4 2202">
          <text:p/>
        </draw:connector>
        <draw:connector draw:style-name="gr21" draw:text-style-name="P5" draw:layer="layout" draw:type="line" svg:x1="7.738cm" svg:y1="7.398cm" svg:x2="7.737cm" svg:y2="9.599cm" draw:start-shape="id15" draw:start-glue-point="10" draw:end-shape="id22" draw:end-glue-point="0" svg:d="M7738 7398l-1 2201" svg:viewBox="0 0 2 2202">
          <text:p/>
        </draw:connector>
        <draw:connector draw:style-name="gr21" draw:text-style-name="P5" draw:layer="layout" draw:type="line" svg:x1="1.768cm" svg:y1="7.398cm" svg:x2="1.768cm" svg:y2="9.599cm" draw:start-shape="id15" draw:start-glue-point="11" draw:end-shape="id23" draw:end-glue-point="0" svg:d="M1768 7398v2201" svg:viewBox="0 0 1 2202">
          <text:p/>
        </draw:connector>
        <draw:connector draw:style-name="gr9" draw:text-style-name="P5" draw:layer="layout" draw:type="line" svg:x1="-0.391cm" svg:y1="11.742cm" svg:x2="3.927cm" svg:y2="11.742cm" draw:start-shape="id23" draw:start-glue-point="3" draw:end-shape="id23" draw:end-glue-point="1" svg:d="M-391 11742h4318" svg:viewBox="0 0 4319 1">
          <text:p/>
        </draw:connector>
        <draw:connector draw:style-name="gr9" draw:text-style-name="P5" draw:layer="layout" draw:type="line" svg:x1="5.578cm" svg:y1="11.742cm" svg:x2="9.896cm" svg:y2="11.742cm" draw:start-shape="id22" draw:start-glue-point="3" draw:end-shape="id22" draw:end-glue-point="1" svg:d="M5578 11742h4318" svg:viewBox="0 0 4319 1">
          <text:p/>
        </draw:connector>
        <draw:connector draw:style-name="gr9" draw:text-style-name="P5" draw:layer="layout" draw:type="line" svg:x1="11.674cm" svg:y1="11.742cm" svg:x2="15.992cm" svg:y2="11.742cm" draw:start-shape="id21" draw:start-glue-point="3" draw:end-shape="id21" draw:end-glue-point="1" svg:d="M11674 11742h4318" svg:viewBox="0 0 4319 1">
          <text:p/>
        </draw:connector>
        <draw:connector draw:style-name="gr9" draw:text-style-name="P5" draw:layer="layout" draw:type="line" svg:x1="17.643cm" svg:y1="11.742cm" svg:x2="21.961cm" svg:y2="11.742cm" draw:start-shape="id20" draw:start-glue-point="3" draw:end-shape="id20" draw:end-glue-point="1" svg:d="M17643 11742h4318" svg:viewBox="0 0 4319 1">
          <text:p/>
        </draw:connector>
        <draw:custom-shape draw:style-name="gr22" draw:text-style-name="P6" xml:id="id24" draw:id="id24" draw:layer="layout" svg:width="4.699cm" svg:height="1.905cm" svg:x="0.365cm" svg:y="17.256cm">
          <text:p text:style-name="P3">I/O<text:line-break/>processing</text:p>
          <draw:enhanced-geometry svg:viewBox="0 0 21600 21600" draw:type="rectangle" draw:enhanced-path="M 0 0 L 21600 0 21600 21600 0 21600 0 0 Z N"/>
        </draw:custom-shape>
        <draw:custom-shape draw:style-name="gr22" draw:text-style-name="P6" xml:id="id25" draw:id="id25" draw:layer="layout" svg:width="4.699cm" svg:height="1.905cm" svg:x="6.665cm" svg:y="17.256cm">
          <text:p text:style-name="P3">Application<text:line-break/>logic</text:p>
          <draw:enhanced-geometry svg:viewBox="0 0 21600 21600" draw:type="rectangle" draw:enhanced-path="M 0 0 L 21600 0 21600 21600 0 21600 0 0 Z N"/>
        </draw:custom-shape>
        <draw:custom-shape draw:style-name="gr22" draw:text-style-name="P6" xml:id="id26" draw:id="id26" draw:layer="layout" svg:width="4.699cm" svg:height="1.905cm" svg:x="12.965cm" svg:y="17.256cm">
          <text:p text:style-name="P3">Transaction<text:line-break/>manager</text:p>
          <draw:enhanced-geometry svg:viewBox="0 0 21600 21600" draw:type="rectangle" draw:enhanced-path="M 0 0 L 21600 0 21600 21600 0 21600 0 0 Z N"/>
        </draw:custom-shape>
        <draw:custom-shape draw:style-name="gr22" draw:text-style-name="P6" xml:id="id27" draw:id="id27" draw:layer="layout" svg:width="4.699cm" svg:height="1.905cm" svg:x="19.165cm" svg:y="17.256cm">
          <text:p text:style-name="P3">Database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5.064cm" svg:y1="18.208cm" svg:x2="6.665cm" svg:y2="18.208cm" draw:start-shape="id24" draw:start-glue-point="1" draw:end-shape="id25" draw:end-glue-point="3" svg:d="M5064 18208h1601" svg:viewBox="0 0 1602 1">
          <text:p/>
        </draw:connector>
        <draw:connector draw:style-name="gr21" draw:text-style-name="P5" draw:layer="layout" draw:type="line" svg:x1="11.364cm" svg:y1="18.208cm" svg:x2="12.965cm" svg:y2="18.208cm" draw:start-shape="id25" draw:start-glue-point="1" draw:end-shape="id26" draw:end-glue-point="3" svg:d="M11364 18208h1601" svg:viewBox="0 0 1602 1">
          <text:p/>
        </draw:connector>
        <draw:connector draw:style-name="gr21" draw:text-style-name="P5" draw:layer="layout" draw:type="line" svg:x1="17.664cm" svg:y1="18.208cm" svg:x2="19.165cm" svg:y2="18.208cm" draw:start-shape="id26" draw:start-glue-point="1" draw:end-shape="id27" draw:end-glue-point="3" svg:d="M17664 18208h1501" svg:viewBox="0 0 1502 1">
          <text:p/>
        </draw:connector>
      </draw:page>
      <draw:page draw:name="page5" draw:style-name="dp1" draw:master-page-name="Default">
        <draw:custom-shape draw:style-name="gr23" draw:text-style-name="P12" xml:id="id28" draw:id="id28" draw:layer="layout" svg:width="6.985cm" svg:height="9.779cm" svg:x="-2.692cm" svg:y="1.73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5.207cm" svg:height="1.905cm" svg:x="-1.803cm" svg:y="2.377cm">
          <text:p text:style-name="P3">Get customer<text:line-break/>accoutn id</text:p>
          <draw:enhanced-geometry svg:viewBox="0 0 21600 21600" draw:path-stretchpoint-x="10800" draw:path-stretchpoint-y="10800" draw:text-areas="?f3 ?f4 ?f5 ?f6" draw:type="round-rectangle" draw:modifiers="8204.82686253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5.207cm" svg:height="1.905cm" svg:x="-1.803cm" svg:y="5.677cm">
          <text:p text:style-name="P3">Validate card</text:p>
          <draw:enhanced-geometry svg:viewBox="0 0 21600 21600" draw:path-stretchpoint-x="10800" draw:path-stretchpoint-y="10800" draw:text-areas="?f3 ?f4 ?f5 ?f6" draw:type="round-rectangle" draw:modifiers="7411.54249737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5.207cm" svg:height="1.905cm" svg:x="-1.803cm" svg:y="8.977cm">
          <text:p text:style-name="P3">Select service</text:p>
          <draw:enhanced-geometry svg:viewBox="0 0 21600 21600" draw:path-stretchpoint-x="10800" draw:path-stretchpoint-y="10800" draw:text-areas="?f3 ?f4 ?f5 ?f6" draw:type="round-rectangle" draw:modifiers="8204.82686253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xml:id="id29" draw:id="id29" draw:layer="layout" svg:width="6.985cm" svg:height="9.779cm" svg:x="7.308cm" svg:y="1.73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5.207cm" svg:height="1.905cm" svg:x="8.197cm" svg:y="3.377cm">
          <text:p text:style-name="P3">Query account</text:p>
          <draw:enhanced-geometry svg:viewBox="0 0 21600 21600" draw:path-stretchpoint-x="10800" draw:path-stretchpoint-y="10800" draw:text-areas="?f3 ?f4 ?f5 ?f6" draw:type="round-rectangle" draw:modifiers="8828.121720881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5.207cm" svg:height="1.905cm" svg:x="8.197cm" svg:y="7.977cm">
          <text:p text:style-name="P3">Update account</text:p>
          <draw:enhanced-geometry svg:viewBox="0 0 21600 21600" draw:path-stretchpoint-x="10800" draw:path-stretchpoint-y="10800" draw:text-areas="?f3 ?f4 ?f5 ?f6" draw:type="round-rectangle" draw:modifiers="8420.14690451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xml:id="id30" draw:id="id30" draw:layer="layout" svg:width="6.985cm" svg:height="9.779cm" svg:x="17.308cm" svg:y="1.73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5.207cm" svg:height="1.905cm" svg:x="18.197cm" svg:y="2.377cm">
          <text:p text:style-name="P3">Print details</text:p>
          <draw:enhanced-geometry svg:viewBox="0 0 21600 21600" draw:path-stretchpoint-x="10800" draw:path-stretchpoint-y="10800" draw:text-areas="?f3 ?f4 ?f5 ?f6" draw:type="round-rectangle" draw:modifiers="9032.10912906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5.207cm" svg:height="1.905cm" svg:x="18.197cm" svg:y="5.677cm">
          <text:p text:style-name="P3">Return card</text:p>
          <draw:enhanced-geometry svg:viewBox="0 0 21600 21600" draw:path-stretchpoint-x="10800" draw:path-stretchpoint-y="10800" draw:text-areas="?f3 ?f4 ?f5 ?f6" draw:type="round-rectangle" draw:modifiers="9836.726128016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5.207cm" svg:height="1.905cm" svg:x="18.197cm" svg:y="8.977cm">
          <text:p text:style-name="P3">Dispense cash</text:p>
          <draw:enhanced-geometry svg:viewBox="0 0 21600 21600" draw:path-stretchpoint-x="10800" draw:path-stretchpoint-y="10800" draw:text-areas="?f3 ?f4 ?f5 ?f6" draw:type="round-rectangle" draw:modifiers="9440.083945435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5" draw:layer="layout" draw:type="line" svg:x1="4.293cm" svg:y1="6.62cm" svg:x2="7.308cm" svg:y2="6.62cm" draw:start-shape="id28" draw:start-glue-point="1" draw:end-shape="id29" draw:end-glue-point="3" svg:d="M4293 6620h3015" svg:viewBox="0 0 3016 1">
          <text:p/>
        </draw:connector>
        <draw:connector draw:style-name="gr25" draw:text-style-name="P5" draw:layer="layout" draw:type="line" svg:x1="14.293cm" svg:y1="6.62cm" svg:x2="17.308cm" svg:y2="6.62cm" draw:start-shape="id29" draw:start-glue-point="1" draw:end-shape="id30" draw:end-glue-point="3" svg:d="M14293 6620h3015" svg:viewBox="0 0 3016 1">
          <text:p/>
        </draw:connector>
        <draw:frame draw:style-name="gr10" draw:text-style-name="P10" draw:layer="layout" svg:width="1.797cm" svg:height="0.962cm" svg:x="-0.098cm" svg:y="11.764cm">
          <draw:text-box>
            <text:p>ATM</text:p>
          </draw:text-box>
        </draw:frame>
        <draw:frame draw:style-name="gr10" draw:text-style-name="P10" draw:layer="layout" svg:width="1.912cm" svg:height="0.962cm" svg:x="-0.156cm" svg:y="0.642cm">
          <draw:text-box>
            <text:p>Input</text:p>
          </draw:text-box>
        </draw:frame>
        <draw:frame draw:style-name="gr10" draw:text-style-name="P10" draw:layer="layout" svg:width="3.211cm" svg:height="0.962cm" svg:x="9.195cm" svg:y="11.764cm">
          <draw:text-box>
            <text:p>Database</text:p>
          </draw:text-box>
        </draw:frame>
        <draw:frame draw:style-name="gr10" draw:text-style-name="P10" draw:layer="layout" svg:width="2.792cm" svg:height="0.962cm" svg:x="9.404cm" svg:y="0.642cm">
          <draw:text-box>
            <text:p>Process</text:p>
          </draw:text-box>
        </draw:frame>
        <draw:frame draw:style-name="gr10" draw:text-style-name="P10" draw:layer="layout" svg:width="1.797cm" svg:height="0.962cm" svg:x="19.902cm" svg:y="11.764cm">
          <draw:text-box>
            <text:p>ATM</text:p>
          </draw:text-box>
        </draw:frame>
        <draw:frame draw:style-name="gr10" draw:text-style-name="P10" draw:layer="layout" svg:width="2.407cm" svg:height="0.962cm" svg:x="19.597cm" svg:y="0.642cm">
          <draw:text-box>
            <text:p>Output</text:p>
          </draw:text-box>
        </draw:frame>
        <draw:custom-shape draw:style-name="gr26" draw:text-style-name="P6" draw:layer="layout" svg:width="15.494cm" svg:height="2.159cm" svg:x="2.445cm" svg:y="15.859cm">
          <text:p text:style-name="P3">User Interf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15.494cm" svg:height="2.159cm" svg:x="2.445cm" svg:y="18.859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15.494cm" svg:height="2.159cm" svg:x="2.445cm" svg:y="21.859cm">
          <text:p text:style-name="P3">Information retrieval and modification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15.494cm" svg:height="2.159cm" svg:x="2.445cm" svg:y="24.859cm">
          <text:p text:style-name="P3">Transaction management<text:line-break/>Databas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6.594cm" svg:height="0.962cm" svg:x="2.8cm" svg:y="19.457cm">
          <draw:text-box>
            <text:p>User communications</text:p>
          </draw:text-box>
        </draw:frame>
        <draw:frame draw:style-name="gr10" draw:text-style-name="P9" draw:layer="layout" svg:width="5.747cm" svg:height="1.673cm" svg:x="11.619cm" svg:y="19.102cm">
          <draw:text-box>
            <text:p text:style-name="P3">Authentication and<text:line-break/>authorization</text:p>
          </draw:text-box>
        </draw:frame>
      </draw:page>
      <draw:page draw:name="page6" draw:style-name="dp1" draw:master-page-name="Default">
        <draw:custom-shape draw:style-name="gr26" draw:text-style-name="P14" draw:layer="layout" svg:width="15.494cm" svg:height="2.159cm" svg:x="2.445cm" svg:y="1.859cm">
          <text:p text:style-name="P13">User Interf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15.494cm" svg:height="2.159cm" svg:x="2.445cm" svg:y="4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15.494cm" svg:height="2.159cm" svg:x="2.445cm" svg:y="7.8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15.494cm" svg:height="2.159cm" svg:x="2.445cm" svg:y="10.859cm">
          <text:p text:style-name="P13">Transaction management<text:line-break/>Patient Databas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7" draw:layer="layout" svg:width="2.047cm" svg:height="0.962cm" svg:x="2.5cm" svg:y="5.418cm">
          <draw:text-box>
            <text:p text:style-name="P16">Login</text:p>
          </draw:text-box>
        </draw:frame>
        <draw:frame draw:style-name="gr10" draw:text-style-name="P17" draw:layer="layout" svg:width="4.477cm" svg:height="0.962cm" svg:x="4.801cm" svg:y="5.418cm">
          <draw:text-box>
            <text:p text:style-name="P16">Role checking</text:p>
          </draw:text-box>
        </draw:frame>
        <draw:frame draw:style-name="gr10" draw:text-style-name="P18" draw:layer="layout" svg:width="4.977cm" svg:height="1.673cm" svg:x="9.402cm" svg:y="5.118cm">
          <draw:text-box>
            <text:p text:style-name="P13">Form and menu<text:line-break/>manager</text:p>
          </draw:text-box>
        </draw:frame>
        <draw:frame draw:style-name="gr10" draw:text-style-name="P18" draw:layer="layout" svg:width="3.173cm" svg:height="1.673cm" svg:x="14.703cm" svg:y="5.119cm">
          <draw:text-box>
            <text:p text:style-name="P13">Data<text:line-break/>validation</text:p>
          </draw:text-box>
        </draw:frame>
        <draw:frame draw:style-name="gr10" draw:text-style-name="P18" draw:layer="layout" svg:width="4.198cm" svg:height="1.673cm" svg:x="2.5cm" svg:y="8.069cm">
          <draw:text-box>
            <text:p text:style-name="P13">Security<text:line-break/>management</text:p>
          </draw:text-box>
        </draw:frame>
        <draw:frame draw:style-name="gr10" draw:text-style-name="P18" draw:layer="layout" svg:width="3.851cm" svg:height="1.673cm" svg:x="6.423cm" svg:y="8.069cm">
          <draw:text-box>
            <text:p text:style-name="P13">Patient info.<text:line-break/>manager</text:p>
          </draw:text-box>
        </draw:frame>
        <draw:frame draw:style-name="gr10" draw:text-style-name="P18" draw:layer="layout" svg:width="3.779cm" svg:height="1.673cm" svg:x="10.499cm" svg:y="8.069cm">
          <draw:text-box>
            <text:p text:style-name="P13">Data import<text:line-break/>and export</text:p>
          </draw:text-box>
        </draw:frame>
        <draw:frame draw:style-name="gr10" draw:text-style-name="P18" draw:layer="layout" svg:width="3.491cm" svg:height="1.673cm" svg:x="14.503cm" svg:y="8.069cm">
          <draw:text-box>
            <text:p text:style-name="P13">Report<text:line-break/>generation</text:p>
          </draw:text-box>
        </draw:frame>
        <draw:custom-shape draw:style-name="gr28" draw:text-style-name="P15" xml:id="id31" draw:id="id31" draw:layer="layout" svg:width="10.16cm" svg:height="6.858cm" svg:x="5.572cm" svg:y="19.034cm">
          <draw:glue-point draw:id="4" svg:x="-5cm" svg:y="-2.962cm"/>
          <draw:glue-point draw:id="5" svg:x="-5cm" svg:y="1.481cm"/>
          <draw:glue-point draw:id="6" svg:x="5cm" svg:y="-2.962cm"/>
          <draw:glue-point draw:id="7" svg:x="5cm" svg:y="1.481cm"/>
          <draw:glue-point draw:id="8" svg:x="2.375cm" svg:y="-5cm"/>
          <draw:glue-point draw:id="9" svg:x="-2.375cm" svg:y="-5cm"/>
          <text:p text:style-name="P13">Repository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4.064cm" svg:height="1.651cm" svg:x="6.08cm" svg:y="19.606cm">
          <text:p text:style-name="P13">Abstract<text:line-break/>syntax tree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4.064cm" svg:height="1.651cm" svg:x="11.08cm" svg:y="19.606cm">
          <text:p text:style-name="P13">Grammar<text:line-break/>definition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4.064cm" svg:height="1.651cm" svg:x="6.08cm" svg:y="22.606cm">
          <text:p text:style-name="P13">Symbol<text:line-break/>table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4.064cm" svg:height="1.651cm" svg:x="11.08cm" svg:y="22.606cm">
          <text:p text:style-name="P13">Output<text:line-break/>definition</text:p>
          <draw:enhanced-geometry svg:viewBox="0 0 21600 21600" draw:type="rectangle" draw:enhanced-path="M 0 0 L 21600 0 21600 21600 0 21600 0 0 Z N"/>
        </draw:custom-shape>
        <draw:custom-shape draw:style-name="gr30" draw:text-style-name="P14" xml:id="id32" draw:id="id32" draw:layer="layout" svg:width="3.715cm" svg:height="1.651cm" svg:x="18.275cm" svg:y="19.606cm">
          <text:p text:style-name="P13">Optimizer</text:p>
          <draw:enhanced-geometry svg:viewBox="0 0 21600 21600" draw:path-stretchpoint-x="10800" draw:path-stretchpoint-y="10800" draw:text-areas="?f3 ?f4 ?f5 ?f6" draw:type="round-rectangle" draw:modifiers="7230.508474576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xml:id="id33" draw:id="id33" draw:layer="layout" svg:width="3.715cm" svg:height="1.651cm" svg:x="18.275cm" svg:y="22.641cm">
          <text:p text:style-name="P13">Code<text:line-break/>generator</text:p>
          <draw:enhanced-geometry svg:viewBox="0 0 21600 21600" draw:path-stretchpoint-x="10800" draw:path-stretchpoint-y="10800" draw:text-areas="?f3 ?f4 ?f5 ?f6" draw:type="round-rectangle" draw:modifiers="7230.508474576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xml:id="id35" draw:id="id35" draw:layer="layout" svg:width="3.715cm" svg:height="1.651cm" svg:x="-0.725cm" svg:y="19.606cm">
          <text:p text:style-name="P13">Pretty-<text:line-break/>printer</text:p>
          <draw:enhanced-geometry svg:viewBox="0 0 21600 21600" draw:path-stretchpoint-x="10800" draw:path-stretchpoint-y="10800" draw:text-areas="?f3 ?f4 ?f5 ?f6" draw:type="round-rectangle" draw:modifiers="7230.508474576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xml:id="id34" draw:id="id34" draw:layer="layout" svg:width="3.715cm" svg:height="1.651cm" svg:x="-0.725cm" svg:y="22.641cm">
          <text:p text:style-name="P13">Editor</text:p>
          <draw:enhanced-geometry svg:viewBox="0 0 21600 21600" draw:path-stretchpoint-x="10800" draw:path-stretchpoint-y="10800" draw:text-areas="?f3 ?f4 ?f5 ?f6" draw:type="round-rectangle" draw:modifiers="7230.508474576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5" draw:layer="layout" draw:type="line" svg:x1="15.732cm" svg:y1="20.432cm" svg:x2="18.275cm" svg:y2="20.431cm" draw:start-shape="id31" draw:start-glue-point="6" draw:end-shape="id32" draw:end-glue-point="3" svg:d="M15732 20432l2543-1" svg:viewBox="0 0 2544 2">
          <text:p/>
        </draw:connector>
        <draw:connector draw:style-name="gr21" draw:text-style-name="P5" draw:layer="layout" draw:type="line" svg:x1="15.732cm" svg:y1="23.478cm" svg:x2="18.275cm" svg:y2="23.466cm" draw:start-shape="id31" draw:start-glue-point="7" draw:end-shape="id33" draw:end-glue-point="3" svg:d="M15732 23478l2543-12" svg:viewBox="0 0 2544 13">
          <text:p/>
        </draw:connector>
        <draw:connector draw:style-name="gr21" draw:text-style-name="P5" draw:layer="layout" draw:type="line" svg:x1="5.572cm" svg:y1="23.478cm" svg:x2="2.99cm" svg:y2="23.466cm" draw:start-shape="id31" draw:start-glue-point="5" draw:end-shape="id34" draw:end-glue-point="1" svg:d="M5572 23478l-2582-12" svg:viewBox="0 0 2583 13">
          <text:p/>
        </draw:connector>
        <draw:connector draw:style-name="gr21" draw:text-style-name="P5" draw:layer="layout" draw:type="line" svg:x1="5.572cm" svg:y1="20.432cm" svg:x2="2.99cm" svg:y2="20.431cm" draw:start-shape="id31" draw:start-glue-point="4" draw:end-shape="id35" svg:d="M5572 20432l-2582-1" svg:viewBox="0 0 2583 2">
          <text:p/>
        </draw:connector>
        <draw:custom-shape draw:style-name="gr30" draw:text-style-name="P14" xml:id="id37" draw:id="id37" draw:layer="layout" svg:width="3.715cm" svg:height="1.651cm" svg:x="8.795cm" svg:y="15.306cm">
          <text:p text:style-name="P13">Syntax<text:line-break/>analyzer</text:p>
          <draw:enhanced-geometry svg:viewBox="0 0 21600 21600" draw:path-stretchpoint-x="10800" draw:path-stretchpoint-y="10800" draw:text-areas="?f3 ?f4 ?f5 ?f6" draw:type="round-rectangle" draw:modifiers="7230.508474576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xml:id="id38" draw:id="id38" draw:layer="layout" svg:width="3.715cm" svg:height="1.651cm" svg:x="13.795cm" svg:y="15.306cm">
          <text:p text:style-name="P13">Semantic<text:line-break/>analyzer</text:p>
          <draw:enhanced-geometry svg:viewBox="0 0 21600 21600" draw:path-stretchpoint-x="10800" draw:path-stretchpoint-y="10800" draw:text-areas="?f3 ?f4 ?f5 ?f6" draw:type="round-rectangle" draw:modifiers="7230.508474576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xml:id="id36" draw:id="id36" draw:layer="layout" svg:width="3.715cm" svg:height="1.651cm" svg:x="3.795cm" svg:y="15.306cm">
          <text:p text:style-name="P13">Lexical<text:line-break/>analyzer</text:p>
          <draw:enhanced-geometry svg:viewBox="0 0 21600 21600" draw:path-stretchpoint-x="10800" draw:path-stretchpoint-y="10800" draw:text-areas="?f3 ?f4 ?f5 ?f6" draw:type="round-rectangle" draw:modifiers="7230.508474576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5" draw:layer="layout" draw:type="line" svg:x1="5.652cm" svg:y1="16.957cm" svg:x2="8.239cm" svg:y2="19.034cm" draw:start-shape="id36" draw:start-glue-point="2" draw:end-shape="id31" draw:end-glue-point="9" svg:d="M5652 16957l2587 2077" svg:viewBox="0 0 2588 2078">
          <text:p/>
        </draw:connector>
        <draw:connector draw:style-name="gr21" draw:text-style-name="P5" draw:layer="layout" draw:type="line" svg:x1="10.652cm" svg:y1="16.957cm" svg:x2="10.652cm" svg:y2="19.034cm" draw:start-shape="id37" draw:start-glue-point="2" draw:end-shape="id31" draw:end-glue-point="0" svg:d="M10652 16957v2077" svg:viewBox="0 0 1 2078">
          <text:p/>
        </draw:connector>
        <draw:connector draw:style-name="gr21" draw:text-style-name="P5" draw:layer="layout" draw:type="line" svg:x1="15.652cm" svg:y1="16.957cm" svg:x2="13.065cm" svg:y2="19.034cm" draw:start-shape="id38" draw:start-glue-point="2" draw:end-shape="id31" draw:end-glue-point="8" svg:d="M15652 16957l-2587 2077" svg:viewBox="0 0 2588 2078">
          <text:p/>
        </draw:connector>
      </draw:page>
      <draw:page draw:name="page7" draw:style-name="dp1" draw:master-page-name="Default">
        <draw:custom-shape draw:style-name="gr30" draw:text-style-name="P6" xml:id="id43" draw:id="id43" draw:layer="layout" svg:width="3.715cm" svg:height="1.651cm" svg:x="1.795cm" svg:y="7.306cm">
          <text:p text:style-name="P3">Lexical<text:line-break/>analysis</text:p>
          <draw:enhanced-geometry svg:viewBox="0 0 21600 21600" draw:path-stretchpoint-x="10800" draw:path-stretchpoint-y="10800" draw:text-areas="?f3 ?f4 ?f5 ?f6" draw:type="round-rectangle" draw:modifiers="7230.508474576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xml:id="id40" draw:id="id40" draw:layer="layout" svg:width="3.715cm" svg:height="1.651cm" svg:x="7.223cm" svg:y="7.306cm">
          <text:p text:style-name="P3">Syntactic<text:line-break/>analysis</text:p>
          <draw:enhanced-geometry svg:viewBox="0 0 21600 21600" draw:path-stretchpoint-x="10800" draw:path-stretchpoint-y="10800" draw:text-areas="?f3 ?f4 ?f5 ?f6" draw:type="round-rectangle" draw:modifiers="7230.508474576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xml:id="id41" draw:id="id41" draw:layer="layout" svg:width="3.715cm" svg:height="1.651cm" svg:x="12.65cm" svg:y="7.306cm">
          <text:p text:style-name="P3">Semantic<text:line-break/>analysis</text:p>
          <draw:enhanced-geometry svg:viewBox="0 0 21600 21600" draw:path-stretchpoint-x="10800" draw:path-stretchpoint-y="10800" draw:text-areas="?f3 ?f4 ?f5 ?f6" draw:type="round-rectangle" draw:modifiers="7230.508474576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xml:id="id42" draw:id="id42" draw:layer="layout" svg:width="3.715cm" svg:height="1.651cm" svg:x="17.995cm" svg:y="7.306cm">
          <text:p text:style-name="P3">Code<text:line-break/>generation</text:p>
          <draw:enhanced-geometry svg:viewBox="0 0 21600 21600" draw:path-stretchpoint-x="10800" draw:path-stretchpoint-y="10800" draw:text-areas="?f3 ?f4 ?f5 ?f6" draw:type="round-rectangle" draw:modifiers="7230.508474576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xml:id="id39" draw:id="id39" draw:layer="layout" svg:width="4.318cm" svg:height="2.413cm" svg:x="9.382cm" svg:y="2.016cm">
          <text:p text:style-name="P3">Symbol table<text:line-break/></text:p>
          <text:p text:style-name="P3">Syntax tree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draw:type="line" svg:x1="9.382cm" svg:y1="3.222cm" svg:x2="13.7cm" svg:y2="3.222cm" draw:start-shape="id39" draw:start-glue-point="3" draw:end-shape="id39" draw:end-glue-point="1" svg:d="M9382 3222h4318" svg:viewBox="0 0 4319 1">
          <text:p/>
        </draw:connector>
        <draw:connector draw:style-name="gr21" draw:text-style-name="P5" draw:layer="layout" draw:type="line" svg:x1="9.08cm" svg:y1="7.306cm" svg:x2="11.541cm" svg:y2="4.429cm" draw:start-shape="id40" draw:start-glue-point="0" draw:end-shape="id39" draw:end-glue-point="2" svg:d="M9080 7306l2461-2877" svg:viewBox="0 0 2462 2878">
          <text:p/>
        </draw:connector>
        <draw:connector draw:style-name="gr21" draw:text-style-name="P5" draw:layer="layout" draw:type="line" svg:x1="14.507cm" svg:y1="7.306cm" svg:x2="11.541cm" svg:y2="4.429cm" draw:start-shape="id41" draw:start-glue-point="0" draw:end-shape="id39" draw:end-glue-point="2" svg:d="M14507 7306l-2966-2877" svg:viewBox="0 0 2967 2878">
          <text:p/>
        </draw:connector>
        <draw:connector draw:style-name="gr21" draw:text-style-name="P5" draw:layer="layout" svg:x1="19.852cm" svg:y1="7.306cm" svg:x2="13.7cm" svg:y2="3.222cm" draw:start-shape="id42" draw:start-glue-point="0" draw:end-shape="id39" draw:end-glue-point="1" svg:d="M19852 7306v-4084h-6152" svg:viewBox="0 0 6153 4085">
          <text:p/>
        </draw:connector>
        <draw:connector draw:style-name="gr25" draw:text-style-name="P5" draw:layer="layout" svg:x1="3.652cm" svg:y1="7.306cm" svg:x2="9.382cm" svg:y2="3.222cm" draw:start-shape="id43" draw:start-glue-point="0" draw:end-shape="id39" draw:end-glue-point="3" svg:d="M3652 7306v-4084h5730" svg:viewBox="0 0 5731 4085">
          <text:p/>
        </draw:connector>
        <draw:connector draw:style-name="gr25" draw:text-style-name="P5" draw:layer="layout" draw:type="line" svg:x1="5.51cm" svg:y1="8.131cm" svg:x2="7.223cm" svg:y2="8.131cm" draw:start-shape="id43" draw:start-glue-point="1" draw:end-shape="id40" draw:end-glue-point="3" svg:d="M5510 8131h1713" svg:viewBox="0 0 1714 1">
          <text:p/>
        </draw:connector>
        <draw:connector draw:style-name="gr25" draw:text-style-name="P5" draw:layer="layout" draw:type="line" svg:x1="10.938cm" svg:y1="8.131cm" svg:x2="12.65cm" svg:y2="8.131cm" draw:start-shape="id40" draw:start-glue-point="1" draw:end-shape="id41" draw:end-glue-point="3" svg:d="M10938 8131h1712" svg:viewBox="0 0 1713 1">
          <text:p/>
        </draw:connector>
        <draw:connector draw:style-name="gr25" draw:text-style-name="P5" draw:layer="layout" draw:type="line" svg:x1="16.365cm" svg:y1="8.131cm" svg:x2="17.995cm" svg:y2="8.131cm" draw:start-shape="id41" draw:start-glue-point="1" draw:end-shape="id42" draw:end-glue-point="3" svg:d="M16365 8131h1630" svg:viewBox="0 0 163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3:22:50.271566322</meta:creation-date>
    <meta:generator>LibreOffice/6.4.4.2$Linux_X86_64 LibreOffice_project/40$Build-2</meta:generator>
    <dc:date>2020-08-06T15:27:51.969670323</dc:date>
    <meta:editing-duration>PT11M33S</meta:editing-duration>
    <meta:editing-cycles>5</meta:editing-cycles>
    <meta:document-statistic meta:object-count="157"/>
  </office:meta>
</office:document-meta>
</file>